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052" officeooo:paragraph-rsid="0008c052"/>
    </style:style>
    <style:style style:name="P2" style:family="paragraph" style:parent-style-name="Standard">
      <style:text-properties officeooo:rsid="0009c543" officeooo:paragraph-rsid="0009c543"/>
    </style:style>
    <style:style style:name="P3" style:family="paragraph" style:parent-style-name="Standard">
      <style:text-properties officeooo:rsid="0009c543" officeooo:paragraph-rsid="000a0da9"/>
    </style:style>
    <style:style style:name="P4" style:family="paragraph" style:parent-style-name="Standard">
      <style:text-properties officeooo:paragraph-rsid="000a0da9"/>
    </style:style>
    <style:style style:name="P5" style:family="paragraph" style:parent-style-name="Standard">
      <style:text-properties officeooo:paragraph-rsid="000c71b5"/>
    </style:style>
    <style:style style:name="P6" style:family="paragraph" style:parent-style-name="Standard">
      <style:text-properties officeooo:rsid="000eb91c" officeooo:paragraph-rsid="000eb91c"/>
    </style:style>
    <style:style style:name="P7" style:family="paragraph" style:parent-style-name="Standard">
      <style:text-properties officeooo:rsid="000eb91c" officeooo:paragraph-rsid="0010dcd6"/>
    </style:style>
    <style:style style:name="P8" style:family="paragraph" style:parent-style-name="Standard">
      <style:text-properties officeooo:rsid="000eb91c" officeooo:paragraph-rsid="0013cf91"/>
    </style:style>
    <style:style style:name="P9" style:family="paragraph" style:parent-style-name="Standard">
      <style:text-properties officeooo:rsid="000eb91c" officeooo:paragraph-rsid="00190ab6"/>
    </style:style>
    <style:style style:name="P10" style:family="paragraph" style:parent-style-name="Standard">
      <style:text-properties officeooo:rsid="000f99f3" officeooo:paragraph-rsid="000f99f3"/>
    </style:style>
    <style:style style:name="P11" style:family="paragraph" style:parent-style-name="Standard">
      <style:text-properties officeooo:rsid="0010dcd6" officeooo:paragraph-rsid="0010dcd6"/>
    </style:style>
    <style:style style:name="P12" style:family="paragraph" style:parent-style-name="Standard">
      <style:text-properties officeooo:rsid="000eb91c" officeooo:paragraph-rsid="0010dcd6" fo:background-color="#ffff00"/>
    </style:style>
    <style:style style:name="P13" style:family="paragraph" style:parent-style-name="Standard">
      <style:text-properties officeooo:rsid="000eb91c" officeooo:paragraph-rsid="0010dcd6" fo:background-color="#81d41a"/>
    </style:style>
    <style:style style:name="P14" style:family="paragraph" style:parent-style-name="Standard">
      <style:text-properties officeooo:rsid="000eb91c" officeooo:paragraph-rsid="0010dcd6" fo:background-color="#ff860d"/>
    </style:style>
    <style:style style:name="P15" style:family="paragraph" style:parent-style-name="Standard">
      <style:text-properties officeooo:rsid="001ec555" officeooo:paragraph-rsid="0013cf91"/>
    </style:style>
    <style:style style:name="P16" style:family="paragraph" style:parent-style-name="Standard">
      <style:text-properties officeooo:paragraph-rsid="0013cf91"/>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Standard">
      <style:text-properties officeooo:rsid="000a0da9" officeooo:paragraph-rsid="000a0da9"/>
    </style:style>
    <style:style style:name="P20" style:family="paragraph" style:parent-style-name="Standard">
      <style:text-properties officeooo:rsid="000eb91c" officeooo:paragraph-rsid="0010dcd6" fo:background-color="#e16173"/>
    </style:style>
    <style:style style:name="P21" style:family="paragraph" style:parent-style-name="Standard">
      <style:text-properties style:text-underline-style="solid" style:text-underline-width="auto" style:text-underline-color="font-color" officeooo:rsid="000eb91c" officeooo:paragraph-rsid="0013cf91" fo:background-color="#ff860d"/>
    </style:style>
    <style:style style:name="P22" style:family="paragraph" style:parent-style-name="Standard">
      <style:text-properties style:text-underline-style="solid" style:text-underline-width="auto" style:text-underline-color="font-color" officeooo:rsid="000eb91c" officeooo:paragraph-rsid="00190ab6"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rsid="000eb91c" officeooo:paragraph-rsid="001be824"/>
    </style:style>
    <style:style style:name="P30" style:family="paragraph" style:parent-style-name="Standard">
      <style:text-properties officeooo:paragraph-rsid="001be824"/>
    </style:style>
    <style:style style:name="P31" style:family="paragraph" style:parent-style-name="Standard">
      <style:text-properties officeooo:paragraph-rsid="001c58c4"/>
    </style:style>
    <style:style style:name="P32" style:family="paragraph" style:parent-style-name="Standard">
      <style:text-properties officeooo:paragraph-rsid="0013cf91"/>
    </style:style>
    <style:style style:name="P33" style:family="paragraph" style:parent-style-name="Standard">
      <style:text-properties officeooo:rsid="001dd721" officeooo:paragraph-rsid="001dd721"/>
    </style:style>
    <style:style style:name="P34" style:family="paragraph" style:parent-style-name="Standard">
      <style:text-properties officeooo:rsid="001dd721" officeooo:paragraph-rsid="001f1b35"/>
    </style:style>
    <style:style style:name="P35" style:family="paragraph" style:parent-style-name="Standard">
      <style:text-properties officeooo:paragraph-rsid="00190ab6"/>
    </style:style>
    <style:style style:name="P36" style:family="paragraph" style:parent-style-name="Standard">
      <style:text-properties officeooo:rsid="001ec555" officeooo:paragraph-rsid="0013cf91"/>
    </style:style>
    <style:style style:name="P37" style:family="paragraph" style:parent-style-name="Standard">
      <style:text-properties officeooo:rsid="001414b2" officeooo:paragraph-rsid="00229dcd"/>
    </style:style>
    <style:style style:name="P38" style:family="paragraph" style:parent-style-name="Standard">
      <style:text-properties officeooo:rsid="0017ab9a" officeooo:paragraph-rsid="00229dcd"/>
    </style:style>
    <style:style style:name="P39" style:family="paragraph" style:parent-style-name="Standard">
      <style:text-properties officeooo:rsid="00182cc1" officeooo:paragraph-rsid="00229dcd"/>
    </style:style>
    <style:style style:name="P40" style:family="paragraph" style:parent-style-name="Standard">
      <style:text-properties officeooo:rsid="0015df22" officeooo:paragraph-rsid="00229dcd"/>
    </style:style>
    <style:style style:name="P41" style:family="paragraph" style:parent-style-name="Standard">
      <style:text-properties officeooo:paragraph-rsid="00229dcd"/>
    </style:style>
    <style:style style:name="P42" style:family="paragraph" style:parent-style-name="Standard">
      <style:text-properties style:text-underline-style="none" officeooo:rsid="00233492" officeooo:paragraph-rsid="00233492" fo:background-color="transparent"/>
    </style:style>
    <style:style style:name="P43" style:family="paragraph" style:parent-style-name="Standard">
      <style:text-properties style:text-underline-style="none" officeooo:rsid="00234af1" officeooo:paragraph-rsid="00234af1" fo:background-color="transparent"/>
    </style:style>
    <style:style style:name="P44" style:family="paragraph" style:parent-style-name="Standard">
      <style:text-properties officeooo:rsid="002d91e1" officeooo:paragraph-rsid="00229dcd"/>
    </style:style>
    <style:style style:name="P45" style:family="paragraph" style:parent-style-name="Standard">
      <style:text-properties officeooo:rsid="002d91e1" officeooo:paragraph-rsid="002d91e1"/>
    </style:style>
    <style:style style:name="P46" style:family="paragraph" style:parent-style-name="Standard" style:master-page-name="">
      <style:paragraph-properties style:page-number="auto"/>
      <style:text-properties officeooo:paragraph-rsid="00229dcd"/>
    </style:style>
    <style:style style:name="P47"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48" style:family="paragraph" style:parent-style-name="Standard" style:list-style-name="L1" style:master-page-name="">
      <loext:graphic-properties draw:fill="none"/>
      <style:paragraph-properties fo:margin-left="2cm" fo:margin-right="0cm" fo:text-indent="-0.6cm" style:auto-text-indent="false" style:page-number="auto" fo:background-color="transparent"/>
      <style:text-properties officeooo:paragraph-rsid="00229dcd"/>
    </style:style>
    <style:style style:name="P49" style:family="paragraph" style:parent-style-name="Standard" style:list-style-name="L1">
      <loext:graphic-properties draw:fill="none"/>
      <style:paragraph-properties fo:margin-left="2cm" fo:margin-right="0cm" fo:text-indent="-0.6cm" style:auto-text-indent="false" fo:background-color="transparent"/>
      <style:text-properties officeooo:paragraph-rsid="00229dcd"/>
    </style:style>
    <style:style style:name="P50" style:family="paragraph" style:parent-style-name="Standard" style:list-style-name="L1">
      <loext:graphic-properties draw:fill="none"/>
      <style:paragraph-properties fo:margin-left="2cm" fo:margin-right="0cm" fo:text-indent="-0.6cm" style:auto-text-indent="false" fo:background-color="transparent"/>
      <style:text-properties officeooo:paragraph-rsid="00250b9d"/>
    </style:style>
    <style:style style:name="P51" style:family="paragraph" style:parent-style-name="Standard" style:list-style-name="L1">
      <loext:graphic-properties draw:fill="none"/>
      <style:paragraph-properties fo:margin-left="2cm" fo:margin-right="0cm" fo:text-indent="-0.6cm" style:auto-text-indent="false" fo:background-color="transparent"/>
      <style:text-properties officeooo:rsid="00250b9d" officeooo:paragraph-rsid="00250b9d"/>
    </style:style>
    <style:style style:name="P52" style:family="paragraph" style:parent-style-name="Standard" style:list-style-name="L1">
      <loext:graphic-properties draw:fill="none"/>
      <style:paragraph-properties fo:margin-left="2cm" fo:margin-right="0cm" fo:text-indent="-0.6cm" style:auto-text-indent="false" fo:background-color="transparent"/>
      <style:text-properties officeooo:rsid="0025fb79" officeooo:paragraph-rsid="0025fb79"/>
    </style:style>
    <style:style style:name="P53" style:family="paragraph" style:parent-style-name="Standard" style:list-style-name="L1">
      <loext:graphic-properties draw:fill="none"/>
      <style:paragraph-properties fo:margin-left="2cm" fo:margin-right="0cm" fo:text-indent="-0.6cm" style:auto-text-indent="false" fo:background-color="transparent"/>
      <style:text-properties officeooo:rsid="0029db3e" officeooo:paragraph-rsid="0029db3e"/>
    </style:style>
    <style:style style:name="P54"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55" style:family="paragraph" style:parent-style-name="Standard" style:master-page-name="">
      <loext:graphic-properties draw:fill="none"/>
      <style:paragraph-properties fo:margin-left="1.499cm" fo:margin-right="0cm" fo:text-indent="-0.199cm" style:auto-text-indent="false" style:page-number="auto" fo:background-color="transparent">
        <style:tab-stops>
          <style:tab-stop style:position="0.106cm"/>
          <style:tab-stop style:position="0.406cm"/>
          <style:tab-stop style:position="1.199cm"/>
        </style:tab-stops>
      </style:paragraph-properties>
      <style:text-properties officeooo:paragraph-rsid="00229dcd"/>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0eb91c" fo:background-color="#e16173" loext:char-shading-value="0"/>
    </style:style>
    <style:style style:name="T16" style:family="text">
      <style:text-properties style:text-underline-style="solid" style:text-underline-width="auto" style:text-underline-color="font-color" officeooo:rsid="001ec555" fo:background-color="#e16173" loext:char-shading-value="0"/>
    </style:style>
    <style:style style:name="T17" style:family="text">
      <style:text-properties style:text-underline-style="solid" style:text-underline-width="auto" style:text-underline-color="font-color" officeooo:rsid="001530cd" fo:background-color="#e16173" loext:char-shading-value="0"/>
    </style:style>
    <style:style style:name="T18" style:family="text">
      <style:text-properties style:text-underline-style="solid" style:text-underline-width="auto" style:text-underline-color="font-color" officeooo:rsid="001530cd" fo:background-color="#e16173" loext:char-shading-value="0"/>
    </style:style>
    <style:style style:name="T19" style:family="text">
      <style:text-properties style:text-underline-style="solid" style:text-underline-width="auto" style:text-underline-color="font-color" officeooo:rsid="0017f486" fo:background-color="#e16173" loext:char-shading-value="0"/>
    </style:style>
    <style:style style:name="T20" style:family="text">
      <style:text-properties style:text-underline-style="solid" style:text-underline-width="auto" style:text-underline-color="font-color" officeooo:rsid="001be824" fo:background-color="#e16173" loext:char-shading-value="0"/>
    </style:style>
    <style:style style:name="T21" style:family="text">
      <style:text-properties style:text-underline-style="solid" style:text-underline-width="auto" style:text-underline-color="font-color" officeooo:rsid="001c58c4" fo:background-color="#e16173" loext:char-shading-value="0"/>
    </style:style>
    <style:style style:name="T22" style:family="text">
      <style:text-properties style:text-underline-style="solid" style:text-underline-width="auto" style:text-underline-color="font-color" officeooo:rsid="001dd721" fo:background-color="#e16173" loext:char-shading-value="0"/>
    </style:style>
    <style:style style:name="T23" style:family="text">
      <style:text-properties style:text-underline-style="solid" style:text-underline-width="auto" style:text-underline-color="font-color" officeooo:rsid="0020840d" fo:background-color="#e16173" loext:char-shading-value="0"/>
    </style:style>
    <style:style style:name="T24" style:family="text">
      <style:text-properties style:text-underline-style="solid" style:text-underline-width="auto" style:text-underline-color="font-color" fo:background-color="#ffff00" loext:char-shading-value="0"/>
    </style:style>
    <style:style style:name="T25" style:family="text">
      <style:text-properties style:text-underline-style="solid" style:text-underline-width="auto" style:text-underline-color="font-color" officeooo:rsid="001ec555" fo:background-color="#ffff00" loext:char-shading-value="0"/>
    </style:style>
    <style:style style:name="T26" style:family="text">
      <style:text-properties style:text-underline-style="solid" style:text-underline-width="auto" style:text-underline-color="font-color" fo:background-color="#ff860d" loext:char-shading-value="0"/>
    </style:style>
    <style:style style:name="T27" style:family="text">
      <style:text-properties style:text-underline-style="solid" style:text-underline-width="auto" style:text-underline-color="font-color" officeooo:rsid="000eb91c" fo:background-color="#ff860d" loext:char-shading-value="0"/>
    </style:style>
    <style:style style:name="T28" style:family="text">
      <style:text-properties style:text-underline-style="solid" style:text-underline-width="auto" style:text-underline-color="font-color" officeooo:rsid="0012e52a" fo:background-color="#ff860d" loext:char-shading-value="0"/>
    </style:style>
    <style:style style:name="T29" style:family="text">
      <style:text-properties style:text-underline-style="solid" style:text-underline-width="auto" style:text-underline-color="font-color" officeooo:rsid="001ec555" fo:background-color="#ff860d" loext:char-shading-value="0"/>
    </style:style>
    <style:style style:name="T30" style:family="text">
      <style:text-properties style:text-underline-style="solid" style:text-underline-width="auto" style:text-underline-color="font-color" officeooo:rsid="0015ec06" fo:background-color="#ff860d" loext:char-shading-value="0"/>
    </style:style>
    <style:style style:name="T31" style:family="text">
      <style:text-properties style:text-underline-style="solid" style:text-underline-width="auto" style:text-underline-color="font-color" officeooo:rsid="001be824" fo:background-color="#ff860d" loext:char-shading-value="0"/>
    </style:style>
    <style:style style:name="T32" style:family="text">
      <style:text-properties style:text-underline-style="solid" style:text-underline-width="auto" style:text-underline-color="font-color" officeooo:rsid="001c58c4" fo:background-color="#ff860d" loext:char-shading-value="0"/>
    </style:style>
    <style:style style:name="T33" style:family="text">
      <style:text-properties style:text-underline-style="solid" style:text-underline-width="auto" style:text-underline-color="font-color" officeooo:rsid="001dd721" fo:background-color="#ff860d" loext:char-shading-value="0"/>
    </style:style>
    <style:style style:name="T34" style:family="text">
      <style:text-properties style:text-underline-style="solid" style:text-underline-width="auto" style:text-underline-color="font-color" officeooo:rsid="0020ad70" fo:background-color="#ff860d" loext:char-shading-value="0"/>
    </style:style>
    <style:style style:name="T35" style:family="text">
      <style:text-properties style:text-underline-style="solid" style:text-underline-width="auto" style:text-underline-color="font-color" fo:background-color="#81d41a" loext:char-shading-value="0"/>
    </style:style>
    <style:style style:name="T36" style:family="text">
      <style:text-properties style:text-underline-style="solid" style:text-underline-width="auto" style:text-underline-color="font-color" officeooo:rsid="001ec555" fo:background-color="#81d41a" loext:char-shading-value="0"/>
    </style:style>
    <style:style style:name="T37" style:family="text">
      <style:text-properties style:text-underline-style="solid" style:text-underline-width="auto" style:text-underline-color="font-color" officeooo:rsid="001be824" fo:background-color="#81d41a" loext:char-shading-value="0"/>
    </style:style>
    <style:style style:name="T38" style:family="text">
      <style:text-properties style:text-underline-style="solid" style:text-underline-width="auto" style:text-underline-color="font-color" officeooo:rsid="000eb91c" fo:background-color="#81d41a" loext:char-shading-value="0"/>
    </style:style>
    <style:style style:name="T39" style:family="text">
      <style:text-properties style:text-underline-style="solid" style:text-underline-width="auto" style:text-underline-color="font-color" officeooo:rsid="001c58c4" fo:background-color="#81d41a" loext:char-shading-value="0"/>
    </style:style>
    <style:style style:name="T40" style:family="text">
      <style:text-properties style:text-underline-style="solid" style:text-underline-width="auto" style:text-underline-color="font-color" officeooo:rsid="001dd721" fo:background-color="#81d41a" loext:char-shading-value="0"/>
    </style:style>
    <style:style style:name="T41" style:family="text">
      <style:text-properties style:text-underline-style="solid" style:text-underline-width="auto" style:text-underline-color="font-color" officeooo:rsid="001ec555" fo:background-color="transparent" loext:char-shading-value="0"/>
    </style:style>
    <style:style style:name="T42" style:family="text">
      <style:text-properties style:text-underline-style="solid" style:text-underline-width="auto" style:text-underline-color="font-color" officeooo:rsid="001c58c4" fo:background-color="transparent" loext:char-shading-value="0"/>
    </style:style>
    <style:style style:name="T43" style:family="text">
      <style:text-properties style:text-underline-style="solid" style:text-underline-width="auto" style:text-underline-color="font-color" officeooo:rsid="001be824" fo:background-color="transparent" loext:char-shading-value="0"/>
    </style:style>
    <style:style style:name="T44" style:family="text">
      <style:text-properties style:text-underline-style="solid" style:text-underline-width="auto" style:text-underline-color="font-color" officeooo:rsid="000eb91c" fo:background-color="transparent" loext:char-shading-value="0"/>
    </style:style>
    <style:style style:name="T45" style:family="text">
      <style:text-properties style:text-underline-style="solid" style:text-underline-width="auto" style:text-underline-color="font-color" officeooo:rsid="000eb91c"/>
    </style:style>
    <style:style style:name="T46" style:family="text">
      <style:text-properties style:text-underline-style="solid" style:text-underline-width="auto" style:text-underline-color="font-color" officeooo:rsid="001c58c4"/>
    </style:style>
    <style:style style:name="T47" style:family="text">
      <style:text-properties style:text-underline-style="solid" style:text-underline-width="auto" style:text-underline-color="font-color" officeooo:rsid="0020840d"/>
    </style:style>
    <style:style style:name="T48" style:family="text">
      <style:text-properties style:text-underline-style="none"/>
    </style:style>
    <style:style style:name="T49" style:family="text">
      <style:text-properties style:text-underline-style="none" fo:background-color="transparent" loext:char-shading-value="0"/>
    </style:style>
    <style:style style:name="T50" style:family="text">
      <style:text-properties style:text-underline-style="none" officeooo:rsid="001ec555" fo:background-color="transparent" loext:char-shading-value="0"/>
    </style:style>
    <style:style style:name="T51" style:family="text">
      <style:text-properties style:text-underline-style="none" officeooo:rsid="000eb91c" fo:background-color="transparent" loext:char-shading-value="0"/>
    </style:style>
    <style:style style:name="T52" style:family="text">
      <style:text-properties style:text-underline-style="none" officeooo:rsid="000eb91c" fo:background-color="transparent" loext:char-shading-value="0"/>
    </style:style>
    <style:style style:name="T53" style:family="text">
      <style:text-properties style:text-underline-style="none" officeooo:rsid="001f847e" fo:background-color="transparent" loext:char-shading-value="0"/>
    </style:style>
    <style:style style:name="T54" style:family="text">
      <style:text-properties style:text-underline-style="none" officeooo:rsid="0010dcd6" fo:background-color="transparent" loext:char-shading-value="0"/>
    </style:style>
    <style:style style:name="T55" style:family="text">
      <style:text-properties style:text-underline-style="none" officeooo:rsid="001530cd" fo:background-color="transparent" loext:char-shading-value="0"/>
    </style:style>
    <style:style style:name="T56" style:family="text">
      <style:text-properties style:text-underline-style="none" officeooo:rsid="0015ec06" fo:background-color="transparent" loext:char-shading-value="0"/>
    </style:style>
    <style:style style:name="T57" style:family="text">
      <style:text-properties style:text-underline-style="none" fo:background-color="transparent" loext:char-shading-value="0"/>
    </style:style>
    <style:style style:name="T58" style:family="text">
      <style:text-properties style:text-underline-style="none" officeooo:rsid="001f1b35" fo:background-color="transparent" loext:char-shading-value="0"/>
    </style:style>
    <style:style style:name="T59" style:family="text">
      <style:text-properties style:text-underline-style="none" officeooo:rsid="001f1b35" fo:background-color="transparent" loext:char-shading-value="0"/>
    </style:style>
    <style:style style:name="T60" style:family="text">
      <style:text-properties style:text-underline-style="none" officeooo:rsid="0020ad70" fo:background-color="transparent" loext:char-shading-value="0"/>
    </style:style>
    <style:style style:name="T61" style:family="text">
      <style:text-properties style:text-underline-style="none" officeooo:rsid="00234af1" fo:background-color="transparent" loext:char-shading-value="0"/>
    </style:style>
    <style:style style:name="T62" style:family="text">
      <style:text-properties style:text-underline-style="none" officeooo:rsid="000eb91c"/>
    </style:style>
    <style:style style:name="T63" style:family="text">
      <style:text-properties fo:background-color="#ff860d" loext:char-shading-value="0"/>
    </style:style>
    <style:style style:name="T64" style:family="text">
      <style:text-properties officeooo:rsid="000eb91c"/>
    </style:style>
    <style:style style:name="T65" style:family="text">
      <style:text-properties officeooo:rsid="001dd721"/>
    </style:style>
    <style:style style:name="T66" style:family="text">
      <style:text-properties style:text-position="super 58%"/>
    </style:style>
    <style:style style:name="T67" style:family="text">
      <style:text-properties officeooo:rsid="0020840d"/>
    </style:style>
    <style:style style:name="T68" style:family="text">
      <style:text-properties officeooo:rsid="00182cc1"/>
    </style:style>
    <style:style style:name="T69" style:family="text">
      <style:text-properties officeooo:rsid="001414b2"/>
    </style:style>
    <style:style style:name="T70" style:family="text">
      <style:text-properties officeooo:rsid="00233492"/>
    </style:style>
    <style:style style:name="T71" style:family="text">
      <style:text-properties officeooo:rsid="00234af1"/>
    </style:style>
    <style:style style:name="T72" style:family="text">
      <style:text-properties officeooo:rsid="00250b9d"/>
    </style:style>
    <style:style style:name="T73" style:family="text">
      <style:text-properties officeooo:rsid="0025fb79"/>
    </style:style>
    <style:style style:name="T74" style:family="text">
      <style:text-properties officeooo:rsid="0027dfb8"/>
    </style:style>
    <style:style style:name="T75" style:family="text">
      <style:text-properties officeooo:rsid="0029db3e"/>
    </style:style>
    <style:style style:name="T76" style:family="text">
      <style:text-properties officeooo:rsid="002ba00f"/>
    </style:style>
    <style:style style:name="T77" style:family="text">
      <style:text-properties officeooo:rsid="002d91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4"><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2">Il n’y a pas de grand projet sans <text:span text:style-name="T3">une </text:span>organisation rigoureuse <text:span text:style-name="T3">des processus et </text:span>des équipes.</text:p>
      <text:p text:style-name="P2"/>
      <text:p text:style-name="P3">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3">L’une des première<text:span text:style-name="T3">s</text:span> cause<text:span text:style-name="T3">s</text:span> e<text:span text:style-name="T3">s</text:span>t la mauvaise compréhension du besoin.</text:p>
      <text:p text:style-name="P3">Le « client » vient avec une envie <text:span text:style-name="T3">et il est du devoir de l’ingénieur de détecter le besoin pour d’abord satisfaire celui-ci.</text:span></text:p>
      <text:p text:style-name="P19">On peut illustrer cette obligation par la métaphore suivante :</text:p>
      <text:p text:style-name="P5"><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5"/>
      <text:p text:style-name="P5"><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5"/>
      <text:p text:style-name="P10"><text:a xlink:type="simple" xlink:href="https://hal.inria.fr/inria-00098954/" text:style-name="Internet_20_link" text:visited-style-name="Visited_20_Internet_20_Link">L’élicitation</text:a> des besoins est l’art de faire dire au client toutes les informations nécessaires au projet.</text:p>
      <text:p text:style-name="P10"/>
      <text:h text:style-name="P17" text:outline-level="1">Projet exemple</text:h>
      <text:p text:style-name="P6">L'association CultureDiffusion souhaite réaliser une bibliothèque numérique à gestion décentralisée.</text:p>
      <text:p text:style-name="P6">Le principe est de permettre à chaque membre de numériser les œuvres et aux bibliothécaires de les proposer à l'emprunt selon deux modalités.</text:p>
      <text:p text:style-name="P6">Toutes les œuvres du domaine public sont accessibles gratuitement, toutes les œuvres sous droits sont proposées en location pour une période de 2 semaines.</text:p>
      <text:p text:style-name="P6">Lorsqu'une œuvre passe dans le domaine public, elle devient accessible gratuitement et est diffusée aux membres ayant accordé à l'application suffisamment d'espace disque.</text:p>
      <text:p text:style-name="P6">Chaque membre de la bibliothèque peut emprunter ou louer une œuvre.</text:p>
      <text:p text:style-name="P6">Chaque membre peut proposer une œuvre et ainsi enrichir la bibliothèque.</text:p>
      <text:p text:style-name="P6">Chaque œuvre est constituée d'un fichier contenant l'œuvre et d'un fichier au format json contenant les informations sur l'œuvre.</text:p>
      <text:p text:style-name="P6">L'application bibliothèque possède un index des œuvres qui est mis à jour à chaque ajout ou suppression d'œuvre.</text:p>
      <text:p text:style-name="P6">L'application possède quatre rubriques proposées sous forme de répertoires.</text:p>
      <text:p text:style-name="P6">Un répertoire "fond_commun" avec une partie des œuvres libres de droits de l'association.</text:p>
      <text:p text:style-name="P6">Un répertoire "emprunts" avec les œuvres sous droit empruntées par le membre qui sont chiffrées avec sa clé.</text:p>
      <text:p text:style-name="P6">Un répertoire "séquestre" avec une partie des œuvres sous droit gérée par l'association, tous les fichiers y sont chiffrés, l'index n'y est pas accessible de façon directe.</text:p>
      <text:p text:style-name="P6">Un répertoire "à modérer" avec les œuvres que le membre a proposées.</text:p>
      <text:p text:style-name="P6">Lorsqu'une œuvre est proposée par un membre, elle est soumise à modération.</text:p>
      <text:p text:style-name="P6">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6">Selon le statut de l'œuvre modérée, l'application range dans la bonne rubrique et gère les droits d'accès.</text:p>
      <text:p text:style-name="P6">Si l'œuvre est dans le domaine public il peut y en avoir autant de copie qu'il y a de membre.</text:p>
      <text:p text:style-name="P6">Si l'œuvre est protégée alors il ne peut y avoir que 3 fois plus de copies que de licence d'exploitation, et chaque œuvre est chiffrée par une clé différente ayant une date de validité.</text:p>
      <text:p text:style-name="P6">À la fin de la validité d'un emprunt,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oft-page-break/><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p text:style-name="P6">On utilisera PlantUML.</text:p>
      <text:p text:style-name="P6">Réalisez le glossaire.</text:p>
      <text:p text:style-name="P6">Réalisez le diagramme de cas d'utilisations.</text:p>
      <text:p text:style-name="P6">Listez les scénarios de l'application, ajouter ceux fondamentaux n'apparaissant pas dans le cahier des charges.</text:p>
      <text:p text:style-name="P6">Triez les scénarios par ordre d'importance.</text:p>
      <text:p text:style-name="P6">Réalisez les 4 diagrammes de séquence système les plus importants.</text:p>
      <text:p text:style-name="P6">Réalisez les 5 diagrammes de classes des scénarios les plus importants.</text:p>
      <text:p text:style-name="P6">Faites un choix d'architecture et justifiez le.</text:p>
      <text:p text:style-name="P6">Quels design pattern utilisez vous et pourquoi ?</text:p>
      <text:p text:style-name="P6">Réalisez le diagramme de classe détaillant les associations et leur cardinalité.</text:p>
      <text:p text:style-name="P6"/>
      <text:p text:style-name="P6"/>
      <text:h text:style-name="P18" text:outline-level="2">Repérage des mots clés</text:h>
      <text:h text:style-name="Heading_20_3" text:outline-level="3">Légende des couleurs</text:h>
      <text:p text:style-name="P11"><text:span text:style-name="T8">Concept</text:span><text:span text:style-name="T9"> : Mot portant une signification pour le projet ;</text:span></text:p>
      <text:p text:style-name="P12">Nom propre<text:span text:style-name="T9"> : </text:span><text:span text:style-name="T10">Identifiant unique d’une chose ou d’une personne ;</text:span></text:p>
      <text:p text:style-name="P13">Action<text:span text:style-name="T9"> : </text:span><text:span text:style-name="T10">transformation de l’état ;</text:span></text:p>
      <text:p text:style-name="P14">Propriété<text:span text:style-name="T9"> : </text:span><text:span text:style-name="T10">qualité, durée etc.</text:span></text:p>
      <text:h text:style-name="Heading_20_3" text:outline-level="3">Repérage</text:h>
      <text:p text:style-name="P20"/>
      <text:p text:style-name="P7"><text:span text:style-name="T12">L'association</text:span> <text:span text:style-name="T24">CultureDiffusion</text:span> souhaite réaliser une <text:span text:style-name="T12">bibliothèque numérique</text:span> à <text:span text:style-name="T28">gestion d</text:span><text:span text:style-name="T26">écentralisée</text:span>.</text:p>
      <text:p text:style-name="P7">Le principe est de permettre à chaque <text:span text:style-name="T12">membre</text:span> de <text:span text:style-name="T35">numériser</text:span> les <text:span text:style-name="T12">œuvres</text:span> et aux <text:span text:style-name="T13">bibliothécaires</text:span> de les <text:span text:style-name="T35">proposer à l'</text:span><text:span text:style-name="T12">emprunt</text:span> selon deux modalités :</text:p>
      <text:p text:style-name="P7">Toutes les <text:span text:style-name="T12">œuvres du domaine public</text:span> sont <text:span text:style-name="T26">accessibles gratuitement</text:span>, toutes les <text:span text:style-name="T12">œuvres sous droits</text:span> sont proposées en <text:span text:style-name="T13">loca</text:span><text:span text:style-name="T26">tion</text:span> pour une période de <text:span text:style-name="T26">2 semaines</text:span>.</text:p>
      <text:p text:style-name="P7">Lorsqu'une œuvre <text:span text:style-name="T35">passe dans le domaine public</text:span>, elle devient <text:span text:style-name="T26">accessible gratuitement</text:span> et <text:span text:style-name="T26">est diffusée aux membres</text:span> <text:span text:style-name="T35">ayant accordé</text:span> à <text:span text:style-name="T13">l'application</text:span> <text:span text:style-name="T26">suffisamment d'espace disque</text:span>.</text:p>
      <text:p text:style-name="P7">Chaque <text:span text:style-name="T11">membre</text:span> de la <text:span text:style-name="T11">bibliothèque</text:span> peut <text:span text:style-name="T35">emprunter</text:span> ou <text:span text:style-name="T35">louer</text:span> une <text:span text:style-name="T11">œuvre</text:span>.</text:p>
      <text:p text:style-name="P7">Chaque <text:span text:style-name="T11">membre</text:span> peut <text:span text:style-name="T11">proposer</text:span> une œuvre et ainsi <text:span text:style-name="T35">enrichir</text:span> la <text:span text:style-name="T11">bibliothèque</text:span>.</text:p>
      <text:p text:style-name="P7">Chaque <text:span text:style-name="T11">œuvre</text:span> est constituée d'un <text:span text:style-name="T12">fichier</text:span> contenant l'œuvre et d'un fichier au <text:span text:style-name="T26">format json</text:span> contenant <text:span text:style-name="T26">les informations sur l'œuvre</text:span>.</text:p>
      <text:p text:style-name="P7">L'application bibliothèque possède un <text:span text:style-name="T12">index</text:span> des œuvres qui est <text:span text:style-name="T26">mis à jour</text:span> à chaque <text:span text:style-name="T35">ajout</text:span> ou <text:span text:style-name="T35">suppression</text:span> d'œuvre.</text:p>
      <text:p text:style-name="P7">L'application possède quatre <text:span text:style-name="T12">rubriques</text:span> proposées sous forme de <text:span text:style-name="T12">répertoires</text:span>.</text:p>
      <text:p text:style-name="P7">Un répertoire "<text:span text:style-name="T12">fond_commun</text:span>" avec une partie des œuvres <text:span text:style-name="T26">libres de droits</text:span> de <text:span text:style-name="T11">l'association</text:span>.</text:p>
      <text:p text:style-name="P7">Un répertoire "<text:span text:style-name="T11">emprunts</text:span>" avec les <text:span text:style-name="T11">œuvres</text:span> sous droit empruntées par le <text:span text:style-name="T11">membre</text:span> qui sont <text:span text:style-name="T26">chiffrées</text:span> avec sa <text:span text:style-name="T12">clé</text:span>.</text:p>
      <text:p text:style-name="P7">Un <text:span text:style-name="T12">répertoire "séquestre"</text:span> avec une partie des <text:span text:style-name="T11">œuvres</text:span> sous <text:span text:style-name="T11">droit</text:span> gérée par <text:span text:style-name="T11">l'association</text:span>, <text:span text:style-name="T26">tous les fichiers y sont chiffrés</text:span>, <text:span text:style-name="T11">l</text:span><text:span text:style-name="T12">'index</text:span> n'y est pas <text:span text:style-name="T11">accessible de façon directe</text:span>.</text:p>
      <text:p text:style-name="P7">Un <text:span text:style-name="T12">répertoire "à modérer" </text:span>avec les <text:span text:style-name="T11">œuvres</text:span> que le <text:span text:style-name="T11">membre</text:span> a <text:span text:style-name="T11">proposées</text:span>.</text:p>
      <text:p text:style-name="P7">Lorsqu'une <text:span text:style-name="T11">œuvre</text:span> est <text:span text:style-name="T11">proposée</text:span> par un membre, elle est <text:span text:style-name="T35">soumise à modération</text:span>.</text:p>
      <text:p text:style-name="P7">Les <text:span text:style-name="T11">bibliothécaires</text:span> <text:span text:style-name="T35">voient les œuvres soumises</text:span>, vérifient et complètent les <text:span text:style-name="T12">données</text:span> telles que les <text:span text:style-name="T26">auteurs</text:span>, <text:span text:style-name="T26">éditeur</text:span>, <text:span text:style-name="T26">langue</text:span>, <text:span text:style-name="T26">pays d'origine</text:span>, <text:span text:style-name="T26">date de publication</text:span><text:span text:style-name="T48">, </text:span><text:span text:style-name="T26">droits</text:span><text:span text:style-name="T48">, </text:span><text:span text:style-name="T26">catégorie de l'œuvre</text:span><text:span text:style-name="T48">, </text:span><text:span text:style-name="T26">format du support</text:span>, puis ils décident du <text:span text:style-name="T12">statut de l'œuvre</text:span> et donc si elle est dans le domaine public ou non, ou si elle est <text:span text:style-name="T26">rejetée</text:span>.</text:p>
      <text:p text:style-name="P7">Selon le statut de l'<text:span text:style-name="T11">œuvre modérée</text:span>, l'application <text:span text:style-name="T35">range</text:span> dans la bonne <text:span text:style-name="T12">rubrique</text:span> et <text:span text:style-name="T35">gère</text:span> les <text:span text:style-name="T12">droits d'accès</text:span>.</text:p>
      <text:p text:style-name="P7">Si l'<text:span text:style-name="T11">œuvre</text:span> est dans le <text:span text:style-name="T11">domaine public</text:span> il peut y en avoir autant de <text:span text:style-name="T12">copie</text:span> qu'il y a de membre.</text:p>
      <text:p text:style-name="P7">Si l'<text:span text:style-name="T11">œuvre</text:span> est <text:span text:style-name="T26">protégée</text:span> alors il ne peut y avoir que <text:span text:style-name="T26">3 fois plus de copies</text:span> que de <text:span text:style-name="T11">licence d'exploitation</text:span>, et chaque œuvre est <text:span text:style-name="T26">chiffrée</text:span> par une <text:span text:style-name="T11">clé différente</text:span> ayant une <text:span text:style-name="T26">date de validité</text:span>.</text:p>
      <text:p text:style-name="P7">À la <text:span text:style-name="T11">fin de la validité d'un emprunt</text:span>, l'application bibliothèque supprime automatiquement l'œuvre du répertoire du membre.</text:p>
      <text:p text:style-name="P7">Les œuvres sont classées selon les types et sous-types suivants :</text:p>
      <text:p text:style-name="P7">Article</text:p>
      <text:p text:style-name="P7">Livre :</text:p>
      <text:p text:style-name="P7"><text:s text:c="4"/>BD</text:p>
      <text:p text:style-name="P7"><text:s text:c="4"/>Enfants</text:p>
      <text:p text:style-name="P7"><text:s text:c="4"/>Romans</text:p>
      <text:p text:style-name="P7"><text:s text:c="4"/>Livre technique</text:p>
      <text:p text:style-name="P7"><text:s text:c="4"/>Education</text:p>
      <text:p text:style-name="P7"><text:s text:c="4"/>Loisir</text:p>
      <text:p text:style-name="P7"><text:soft-page-break/><text:s text:c="4"/>Culture</text:p>
      <text:p text:style-name="P7"><text:s text:c="4"/>Sante</text:p>
      <text:p text:style-name="P7"><text:s text:c="4"/>etc</text:p>
      <text:p text:style-name="P7">Musique :</text:p>
      <text:p text:style-name="P7"><text:s text:c="4"/>Classique</text:p>
      <text:p text:style-name="P7"><text:s text:c="4"/>Jazz/Funk/Soul</text:p>
      <text:p text:style-name="P7"><text:s text:c="4"/>Pop</text:p>
      <text:p text:style-name="P7"><text:s text:c="4"/>Metal</text:p>
      <text:p text:style-name="P7"><text:s text:c="4"/>etc</text:p>
      <text:p text:style-name="P7">Vidéos :</text:p>
      <text:p text:style-name="P7"><text:s text:c="4"/>SF</text:p>
      <text:p text:style-name="P7"><text:s text:c="4"/>Histoire</text:p>
      <text:p text:style-name="P7"><text:s text:c="4"/>Série</text:p>
      <text:p text:style-name="P7"><text:s text:c="4"/>Documentaire</text:p>
      <text:p text:style-name="P7"><text:s text:c="4"/>etc</text:p>
      <text:p text:style-name="P7"/>
      <text:p text:style-name="P7">Certaines <text:span text:style-name="T7">œuvres</text:span> appartiennent à plusieurs catégories en même temps.</text:p>
      <text:p text:style-name="P7"/>
      <text:h text:style-name="P18" text:outline-level="2">Glossaire</text:h>
      <text:p text:style-name="P15"/>
      <text:p text:style-name="P33">1<text:span text:style-name="T66">er</text:span> étape identifier les concepts, mots clés et phrases clés et créer une entrée dans un tableau ;</text:p>
      <text:p text:style-name="P33">2me étape trouver une définitions pour chaque entrées créée ;</text:p>
      <text:p text:style-name="P33">3me étape classer les entrées alphabétiquement.</text:p>
      <text:p text:style-name="P33"/>
      <text:p text:style-name="P33">Exemple à l’étape deux nous avons :</text:p>
      <text:p text:style-name="P15"/>
      <text:p text:style-name="P16"><text:span text:style-name="T16">A</text:span><text:span text:style-name="T14">ssociation</text:span><text:span text:style-name="T51"> :</text:span><text:span text:style-name="T50">Personne morale au sens loi 1901.</text:span></text:p>
      <text:p text:style-name="P8"><text:span text:style-name="T25">CultureDiffusion</text:span><text:span text:style-name="T50">:Nom de l’application.</text:span></text:p>
      <text:p text:style-name="P8"><text:span text:style-name="T16">Bibliothèque numérique</text:span><text:span text:style-name="T50"> : Application informatique qui fonctionne métaphoriquement comme une bibliothèque/médiathèque physique.</text:span></text:p>
      <text:p text:style-name="P8"><text:span text:style-name="T29">Gestion décentralisée</text:span><text:span text:style-name="T50">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8"><text:span text:style-name="T12">Membre</text:span><text:span text:style-name="T49"> : </text:span><text:span text:style-name="T53">Toute personne ayant un compte sur l’application.</text:span></text:p>
      <text:p text:style-name="P8"><text:span text:style-name="T36">N</text:span><text:span text:style-name="T35">umériser</text:span><text:span text:style-name="T49"> : </text:span><text:span text:style-name="T53">Consiste à créer ne projection de l’œuvre dans un fichier, par exemple à scanner un livre.</text:span></text:p>
      <text:p text:style-name="P8"><text:span text:style-name="T16">Œ</text:span><text:span text:style-name="T12">uvres</text:span><text:span text:style-name="T49"> : </text:span><text:span text:style-name="T53">Création ou réalisation humaine ayant généralement un intérêt artistique .</text:span></text:p>
      <text:p text:style-name="P8"><text:span text:style-name="T16">B</text:span><text:span text:style-name="T13">ibliothécaires</text:span><text:span text:style-name="T54"> : </text:span><text:span text:style-name="T53">Membre de l’application en charge de classer les œuvres et de vérifier leur nature.</text:span></text:p>
      <text:p text:style-name="P8"><text:span text:style-name="T36">P</text:span><text:span text:style-name="T35">roposer à l'</text:span><text:span text:style-name="T12">emprunt</text:span><text:span text:style-name="T49"> : </text:span><text:span text:style-name="T55">Action des bibliothécaires permettant de partager les œuvres.</text:span></text:p>
      <text:p text:style-name="P16"><text:span text:style-name="T17">Œ</text:span><text:span text:style-name="T14">uvres du domaine public </text:span><text:span text:style-name="T51">: </text:span><text:span text:style-name="T55">Création ou réalisation dont les droits moraux permettent leur usage par tous gratuitement généralement par ce que l’auteur est mort depuis plus de 70 ans.</text:span></text:p>
      <text:p text:style-name="P16"><text:span text:style-name="T30">A</text:span><text:span text:style-name="T27">ccessibles gratuitement</text:span><text:span text:style-name="T51"> : </text:span><text:span text:style-name="T56">L’accès à l’œuvre est permis au membre sans contrepartie financière.</text:span></text:p>
      <text:p text:style-name="P16"><text:span text:style-name="T19">Œ</text:span><text:span text:style-name="T14">uvres sous droits</text:span><text:span text:style-name="T51">: </text:span><text:span text:style-name="T58">œuvres pour lesquelles ils existent encore des ayant droits et qui imposent de respecter des règles strictes de mise à disposition.</text:span></text:p>
      <text:p text:style-name="P16"><text:span text:style-name="T22">L</text:span><text:span text:style-name="T13">oca</text:span><text:span text:style-name="T27">tion </text:span><text:span text:style-name="T33">d’une œuvre</text:span></text:p>
      <text:p text:style-name="P21"><text:span text:style-name="T65">Délai de deux</text:span> semaines <text:span text:style-name="T65">de location</text:span></text:p>
      <text:p text:style-name="P24"><text:span text:style-name="T65">Œuvre </text:span>pass<text:span text:style-name="T65">ant</text:span> dans le domaine public</text:p>
      <text:p text:style-name="P16"><text:span text:style-name="T33">Œuvre a</text:span><text:span text:style-name="T27">ccessible gratuitement</text:span></text:p>
      <text:p text:style-name="P21"><text:span text:style-name="T65">Œuvre d</text:span>iffusée aux membres</text:p>
      <text:p text:style-name="P24"><text:span text:style-name="T65">Membre </text:span>accord<text:span text:style-name="T65">ant de l’espace disque au partage</text:span></text:p>
      <text:p text:style-name="P16"><text:span text:style-name="T22">A</text:span><text:span text:style-name="T13">pplication</text:span></text:p>
      <text:p text:style-name="P16"><text:span text:style-name="T33">Teste et validation de</text:span><text:span text:style-name="T27"> </text:span><text:span text:style-name="T33">l</text:span><text:span text:style-name="T27">'espace disque</text:span></text:p>
      <text:p text:style-name="P16"><text:span text:style-name="T40">E</text:span><text:span text:style-name="T38">mprunter </text:span><text:span text:style-name="T40">une œuvre libre de droits</text:span></text:p>
      <text:p text:style-name="P34"><text:span text:style-name="T35">Œuvre Libre de droits</text:span><text:span text:style-name="T57"> : </text:span><text:span text:style-name="T59">synonyme de « </text:span><text:span text:style-name="T18">Œ</text:span><text:span text:style-name="T15">uvres du domaine public »</text:span><text:span text:style-name="T52">,</text:span></text:p>
      <text:p text:style-name="P34"><text:span text:style-name="T59">Œuvre orpheline : œuvre sous droits mais dont on ne connaît pas l’auter</text:span></text:p>
      <text:p text:style-name="P34"><text:span text:style-name="T59">Œuvre sous « creative common » : certaine permettent le partage d’autre non selon la licence.</text:span></text:p>
      <text:p text:style-name="P24"><text:span text:style-name="T65">L</text:span>ouer <text:span text:style-name="T65">une œuvre sous droits</text:span></text:p>
      <text:p text:style-name="P9"><text:span text:style-name="T40">E</text:span><text:span text:style-name="T36">nrichir</text:span><text:span text:style-name="T50"> la </text:span><text:span text:style-name="T41">bibliothèque</text:span><text:span text:style-name="T50">.</text:span></text:p>
      <text:p text:style-name="P27">Fichier</text:p>
      <text:p text:style-name="P22"><text:span text:style-name="T65">F</text:span>ormat json</text:p>
      <text:p text:style-name="P35"><text:span text:style-name="T33">I</text:span><text:span text:style-name="T27">nformations sur </text:span><text:span text:style-name="T33">une </text:span><text:span text:style-name="T27">œuvre</text:span></text:p>
      <text:p text:style-name="P35"><text:span text:style-name="T22">I</text:span><text:span text:style-name="T14">ndex</text:span></text:p>
      <text:p text:style-name="P22"><text:span text:style-name="T65">Index </text:span>mis à jour</text:p>
      <text:p text:style-name="P26">Mise à jour de l’index</text:p>
      <text:p text:style-name="P35"><text:span text:style-name="T40">A</text:span><text:span text:style-name="T38">jout </text:span><text:span text:style-name="T40">d’une œuvre</text:span></text:p>
      <text:p text:style-name="P25"><text:span text:style-name="T65">S</text:span>uppression <text:span text:style-name="T65">d’une œuvre</text:span></text:p>
      <text:p text:style-name="P35"><text:span text:style-name="T22">R</text:span><text:span text:style-name="T14">ubriques</text:span></text:p>
      <text:p text:style-name="P35"><text:soft-page-break/><text:span text:style-name="T23">R</text:span><text:span text:style-name="T14">épertoires</text:span></text:p>
      <text:p text:style-name="P27"><text:span text:style-name="T67">F</text:span>ond_commun</text:p>
      <text:p text:style-name="P23"><text:span text:style-name="T67">Fichier </text:span>chiffré</text:p>
      <text:p text:style-name="P35"><text:span text:style-name="T23">C</text:span><text:span text:style-name="T16">lé</text:span></text:p>
      <text:p text:style-name="P30"><text:span text:style-name="T20">Ré</text:span><text:span text:style-name="T14">pertoire "séquestre"</text:span></text:p>
      <text:p text:style-name="P30"><text:span text:style-name="T31">F</text:span><text:span text:style-name="T27">ichiers chiffrés</text:span></text:p>
      <text:p text:style-name="P30"><text:span text:style-name="T20">I</text:span><text:span text:style-name="T14">ndex</text:span></text:p>
      <text:p text:style-name="P30"><text:span text:style-name="T47">A</text:span><text:span text:style-name="T45">ccessible de façon directe</text:span></text:p>
      <text:p text:style-name="P29"><text:span text:style-name="T20">R</text:span><text:span text:style-name="T12">épertoire "à modérer" </text:span></text:p>
      <text:p text:style-name="P29"><text:span text:style-name="T37">S</text:span><text:span text:style-name="T35">oumise à modération</text:span></text:p>
      <text:p text:style-name="P30"><text:span text:style-name="T37">V</text:span><text:span text:style-name="T38">oi</text:span><text:span text:style-name="T37">r</text:span><text:span text:style-name="T38">e les œuvres soumises</text:span></text:p>
      <text:p text:style-name="P30"><text:span text:style-name="T20">D</text:span><text:span text:style-name="T14">onnées :</text:span></text:p>
      <text:p text:style-name="P30"><text:span text:style-name="T52"><text:tab/></text:span><text:span text:style-name="T31">A</text:span><text:span text:style-name="T27">uteurs</text:span><text:span text:style-name="T52"> : </text:span><text:span text:style-name="T64">,</text:span></text:p>
      <text:p text:style-name="P30"><text:span text:style-name="T64"><text:tab/></text:span><text:span text:style-name="T27">éditeur</text:span><text:span text:style-name="T52"> : </text:span><text:span text:style-name="T64">,</text:span></text:p>
      <text:p text:style-name="P30"><text:span text:style-name="T64"><text:tab/></text:span><text:span text:style-name="T27">langue</text:span><text:span text:style-name="T52"> : </text:span><text:span text:style-name="T64">,</text:span></text:p>
      <text:p text:style-name="P30"><text:span text:style-name="T64"><text:tab/></text:span><text:span text:style-name="T27">pays d'origine</text:span><text:span text:style-name="T52"> : </text:span><text:span text:style-name="T64">,</text:span></text:p>
      <text:p text:style-name="P30"><text:span text:style-name="T64"><text:tab/></text:span><text:span text:style-name="T27">date de publication</text:span><text:span text:style-name="T52"> : </text:span><text:span text:style-name="T62">,</text:span></text:p>
      <text:p text:style-name="P30"><text:span text:style-name="T62"><text:tab/></text:span><text:span text:style-name="T27">droits</text:span><text:span text:style-name="T52"> : </text:span><text:span text:style-name="T62">,</text:span></text:p>
      <text:p text:style-name="P30"><text:span text:style-name="T62"><text:tab/></text:span><text:span text:style-name="T27">catégorie de l'œuvre</text:span><text:span text:style-name="T52"> : </text:span><text:span text:style-name="T62">,</text:span></text:p>
      <text:p text:style-name="P30"><text:span text:style-name="T62"><text:tab/></text:span><text:span text:style-name="T27">format du support</text:span><text:span text:style-name="T52"> : </text:span></text:p>
      <text:p text:style-name="P30"><text:span text:style-name="T20">S</text:span><text:span text:style-name="T14">tatut de l'œuvre</text:span><text:span text:style-name="T52"> : </text:span><text:span text:style-name="T61">Ensemble des informations permettant de savoir si l’œuvre est dans le domaine public ou non.</text:span></text:p>
      <text:p text:style-name="P30"><text:span text:style-name="T34">Fichier r</text:span><text:span text:style-name="T27">ejeté</text:span><text:span text:style-name="T52"> : </text:span><text:span text:style-name="T60">fichier dont le partage a été refusé par les bibliothécaires.</text:span></text:p>
      <text:p text:style-name="P30"><text:span text:style-name="T46">Œ</text:span><text:span text:style-name="T45">uvre modérée</text:span></text:p>
      <text:p text:style-name="P31"><text:span text:style-name="T39">R</text:span><text:span text:style-name="T38">ange</text:span><text:span text:style-name="T44"> </text:span><text:span text:style-name="T42">dans la bonne</text:span><text:span text:style-name="T43"> </text:span><text:span text:style-name="T14">rubrique</text:span><text:span text:style-name="T52"> : </text:span></text:p>
      <text:p text:style-name="P30"><text:span text:style-name="T39">G</text:span><text:span text:style-name="T38">ère</text:span><text:span text:style-name="T46"> les </text:span><text:span text:style-name="T45">droits d'accès</text:span></text:p>
      <text:p text:style-name="P31"><text:span text:style-name="T46">D</text:span><text:span text:style-name="T45">omaine public</text:span></text:p>
      <text:p text:style-name="P31"><text:span text:style-name="T21">C</text:span><text:span text:style-name="T14">opie</text:span><text:span text:style-name="T52"> : </text:span></text:p>
      <text:p text:style-name="P31"><text:span text:style-name="T42">Œ</text:span><text:span text:style-name="T44">uvre </text:span><text:span text:style-name="T27">protégée</text:span><text:span text:style-name="T52"> : </text:span></text:p>
      <text:p text:style-name="P28"><text:span text:style-name="T63">3 fois plus de copies</text:span><text:span text:style-name="T57"> : </text:span></text:p>
      <text:p text:style-name="P31"><text:span text:style-name="T21">L</text:span><text:span text:style-name="T14">icence d'exploitation</text:span><text:span text:style-name="T52"> : </text:span></text:p>
      <text:p text:style-name="P31"><text:span text:style-name="T32">D</text:span><text:span text:style-name="T27">ate de validité</text:span><text:span text:style-name="T52"> : </text:span></text:p>
      <text:p text:style-name="P31"><text:span text:style-name="T27"/></text:p>
      <text:p text:style-name="P42"><text:span text:style-name="T64">C</text:span>oncepts introduits par les scénarios :</text:p>
      <text:p text:style-name="P42">Anonyme : <text:span text:style-name="T71">Utilisateur non encore authentifié ou n’ayant pas de compte.</text:span></text:p>
      <text:p text:style-name="P42">Téléchargement de l’application :</text:p>
      <text:p text:style-name="P42">Installation de l’application :</text:p>
      <text:p text:style-name="P43">Média : Support permettant d’exécuté l’application de la bibliothèque décentralisée.</text:p>
      <text:p text:style-name="P42"/>
      <text:p text:style-name="P31"><text:span text:style-name="T27"/></text:p>
      <text:h text:style-name="P18" text:outline-level="2">Liste des scénarios</text:h>
      <text:p text:style-name="P38"/>
      <text:p text:style-name="P39">La transcription du cahier des charges en scénario donne lieu à des échanges avec le client à la fois pour préciser les hypothèse mais également par ce qu’elle fait apparaître de nouveau concept et décrire dans le glossaire.</text:p>
      <text:p text:style-name="P39">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9"/>
      <text:p text:style-name="P39">Il faut détailler en premier les étapes des scénarios les plus importants.</text:p>
      <text:p text:style-name="P38"/>
      <text:h text:style-name="Heading_20_3" text:outline-level="3">Installer l’application</text:h>
      <text:p text:style-name="P37"><text:tab/><text:span text:style-name="T68">Description : Décrit le processus d’installation de l’application sur différents médias</text:span></text:p>
      <text:p text:style-name="P37"><text:tab/><text:span text:style-name="T68">Acteurs : L’utilisateur, </text:span><text:span text:style-name="T70">le serveur de mis à disposition de l’application.</text:span></text:p>
      <text:p text:style-name="P37"><text:tab/><text:span text:style-name="T68">Précondition : Le téléchargement de l’application doit être possible depuis le média (ordinateur ou smartphone) <text:s/>de l’utilisateur</text:span></text:p>
      <text:p text:style-name="P37"><text:tab/><text:span text:style-name="T71">É</text:span><text:span text:style-name="T68">tapes : </text:span><text:span text:style-name="T71">@TODO</text:span></text:p>
      <text:p text:style-name="P37"/>
      <text:h text:style-name="Heading_20_3" text:outline-level="3">Devenir Membre</text:h>
      <text:p text:style-name="P41"><text:tab/><text:span text:style-name="T68">Description : Un </text:span><text:span text:style-name="T70">anonyme</text:span></text:p>
      <text:p text:style-name="P41"><text:tab/><text:span text:style-name="T70">Acteurs : </text:span><text:span text:style-name="T71">un utilisateur Anonyme, </text:span><text:span text:style-name="T74">FranceConnect, les différents mandataires de FranceConnecte.</text:span></text:p>
      <text:p text:style-name="P41"><text:tab/><text:span text:style-name="T70">Prérequis : le scénario « </text:span><text:span text:style-name="T69">Installer l’application » </text:span><text:span text:style-name="T70">a été exécuté sans erreur.</text:span></text:p>
      <text:p text:style-name="P41"><text:tab/><text:span text:style-name="T71">Étapes :</text:span></text:p>
      <text:list xml:id="list4277362519" text:style-name="L1">
        <text:list-item>
          <text:p text:style-name="P48"><text:span text:style-name="T71">L’utilisateur anonyme lance l’application.</text:span></text:p>
        </text:list-item>
        <text:list-item>
          <text:p text:style-name="P49"><text:span text:style-name="T71">L’application détecte que s’est son premier lancement sur le média.</text:span></text:p>
        </text:list-item>
        <text:list-item>
          <text:p text:style-name="P51">L’application affiche une page d’information pour expliquer <text:span text:style-name="T73">l’objectif de l’application, ses possibilités et précise que </text:span>l’utilisateur devra utiliser un compte FranceConnect s’il veut pouvoir louer des œuvres sous droit<text:span text:style-name="T73">s</text:span> ou déposer des œuvres.</text:p>
        </text:list-item>
        <text:list-item>
          <text:p text:style-name="P49"><text:span text:style-name="T71">L’application </text:span><text:span text:style-name="T72">propose </text:span><text:span text:style-name="T71">à l’utilisateur d</text:span><text:span text:style-name="T72">e se connecter via </text:span><text:span text:style-name="T71">France</text:span><text:span text:style-name="T72">C</text:span><text:span text:style-name="T71">onnect.</text:span></text:p>
        </text:list-item>
        <text:list-item>
          <text:p text:style-name="P51">L’application propose de crée un compte ne pouvant déposer ou louer des œuvres.</text:p>
        </text:list-item>
        <text:list-item>
          <text:p text:style-name="P49"><text:span text:style-name="T71">L’utilisateur </text:span><text:span text:style-name="T72">choisit de se connecter via FranceConnect.</text:span></text:p>
        </text:list-item>
        <text:list-item>
          <text:p text:style-name="P50"><text:span text:style-name="T72">L’application </text:span><text:span text:style-name="T73">propose les différents sites d’identification.</text:span></text:p>
        </text:list-item>
        <text:list-item>
          <text:p text:style-name="P52">L’utilisateur choisit l’un des sites.</text:p>
        </text:list-item>
        <text:list-item>
          <text:p text:style-name="P52">L’utilisateur s’authentifie.</text:p>
        </text:list-item>
        <text:list-item>
          <text:p text:style-name="P53">L’application reçoit les informations de connexion.</text:p>
        </text:list-item>
        <text:list-item>
          <text:p text:style-name="P53">L’application affiche toutes les actions dont celles de dépôt.</text:p>
        </text:list-item>
      </text:list>
      <text:p text:style-name="P47"/>
      <text:p text:style-name="P46"><text:tab/><text:span text:style-name="T76">Scénario alternatif</text:span><text:span text:style-name="T71">:</text:span></text:p>
      <text:p text:style-name="P55"><text:span text:style-name="T75">6. bis<text:tab/>L’utilisateur </text:span><text:span text:style-name="T77">de créer un nouvel identifiant</text:span><text:span text:style-name="T75">.</text:span></text:p>
      <text:p text:style-name="P54"/>
      <text:p text:style-name="P41"/>
      <text:h text:style-name="Heading_20_3" text:outline-level="3">Devenir Bibliothécaire</text:h>
      <text:p text:style-name="P45">@TODO</text:p>
      <text:h text:style-name="Heading_20_3" text:outline-level="3"><text:soft-page-break/>Se connecter</text:h>
      <text:p text:style-name="P45">@TODO</text:p>
      <text:p text:style-name="P45"/>
      <text:p text:style-name="P37">Accéder à la liste des œuvres</text:p>
      <text:p text:style-name="P44">@TODO</text:p>
      <text:p text:style-name="P37"/>
      <text:p text:style-name="P40">Déposer une œuvre numérisée</text:p>
      <text:p text:style-name="P44">@TODO</text:p>
      <text:p text:style-name="P40"/>
      <text:p text:style-name="P40">Modérer une œuvre numérisée</text:p>
      <text:p text:style-name="P44">@TODO</text:p>
      <text:p text:style-name="P40"/>
      <text:p text:style-name="P37">Consulter une œuvre du domaine publique</text:p>
      <text:p text:style-name="P44">@TODO</text:p>
      <text:p text:style-name="P37"/>
      <text:p text:style-name="P40">Remplir les informations concernant une œuvre</text:p>
      <text:p text:style-name="P44">@TODO</text:p>
      <text:p text:style-name="P40"/>
      <text:p text:style-name="P40">Consulter les informations concernant une œuvre</text:p>
      <text:p text:style-name="P44">@TODO</text:p>
      <text:p text:style-name="P40"/>
      <text:p text:style-name="P40">Modifier les informations concernant une œuvre</text:p>
      <text:p text:style-name="P44">@TODO</text:p>
      <text:p text:style-name="P40"/>
      <text:p text:style-name="P41"><text:span text:style-name="T69">Louer une œuvre sous droits d’auteur</text:span></text:p>
      <text:p text:style-name="P44">@TODO</text:p>
      <text:p text:style-name="P41"/>
      <text:p text:style-name="P37">Passage d’une œuvre dans le domaine publique</text:p>
      <text:p text:style-name="P44">@TODO</text:p>
      <text:p text:style-name="P37"/>
      <text:p text:style-name="P40">Diffusion d’une œuvre libre de droits</text:p>
      <text:p text:style-name="P44">@TODO</text:p>
      <text:p text:style-name="P40"/>
      <text:p text:style-name="P40">Mise à jour de l’index des œuvres</text:p>
      <text:p text:style-name="P44">@TODO</text:p>
      <text:p text:style-name="P40"/>
      <text:p text:style-name="P40">Consultation des rubriques</text:p>
      <text:p text:style-name="P44">@TODO</text:p>
      <text:p text:style-name="P40"/>
      <text:p text:style-name="P40">Consultation de la rubrique « Fond commun »</text:p>
      <text:p text:style-name="P44">@TODO</text:p>
      <text:p text:style-name="P40"/>
      <text:p text:style-name="P40"/>
      <text:p text:style-name="P37"/>
      <text:p text:style-name="P37"><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0-11-09T02:39:46.272657698</dc:date>
    <dc:creator>Michaël Launay</dc:creator>
    <meta:editing-duration>PT10H12M39S</meta:editing-duration>
    <meta:editing-cycles>29</meta:editing-cycles>
    <meta:generator>LibreOffice/6.4.6.2$Linux_X86_64 LibreOffice_project/40$Build-2</meta:generator>
    <meta:document-statistic meta:table-count="0" meta:image-count="0" meta:object-count="0" meta:page-count="9" meta:paragraph-count="249" meta:word-count="2373" meta:character-count="15232" meta:non-whitespace-character-count="12940"/>
  </office:meta>
</office:document-meta>
</file>